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900000281F3457323.png" manifest:media-type="image/png"/>
  <manifest:file-entry manifest:full-path="Pictures/10000001000003B1000002B1592C4A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6.6929in" svg:height="4.8799in" draw:z-index="0"><draw:image xlink:href="Pictures/10000001000003B1000002B1592C4AAA.png" xlink:type="simple" xlink:show="embed" xlink:actuate="onLoad" draw:mime-type="image/png"/></draw:frame><draw:frame draw:style-name="fr1" draw:name="Image2" text:anchor-type="char" svg:x="0.0701in" svg:y="5.0575in" svg:width="6.6929in" svg:height="4.5783in" draw:z-index="1"><draw:image xlink:href="Pictures/10000001000003A900000281F34573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21:20.504343931</meta:creation-date>
    <dc:date>2025-09-01T21:24:31.611325140</dc:date>
    <meta:editing-duration>PT3M11S</meta:editing-duration>
    <meta:editing-cycles>3</meta:editing-cycles>
    <meta:generator>LibreOffice/24.2.7.2$Linux_X86_64 LibreOffice_project/420$Build-2</meta:generator>
    <meta:print-date>2025-09-01T21:22:07.639633497</meta:print-date>
    <meta:printed-by>PDF files</meta:printed-by>
    <meta:document-statistic meta:table-count="0" meta:image-count="2" meta:object-count="0" meta:page-count="1" meta:paragraph-count="0" meta:word-count="0" meta:character-count="0" meta:non-whitespace-character-count="0"/>
  </office:meta>
</office:document-meta>
</file>